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Homework 6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8.25/16" office:value-type="float" office:value="0.515625" calcext:value-type="float">
            <text:p>0.515625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2/10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/10" office:value-type="float" office:value="0.8" calcext:value-type="float">
            <text:p>0.8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25/16" office:value-type="float" office:value="0.890625" calcext:value-type="float">
            <text:p>0.890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5.5/8" office:value-type="float" office:value="0.6875" calcext:value-type="float">
            <text:p>0.6875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9.75/10" office:value-type="float" office:value="0.975" calcext:value-type="float">
            <text:p>0.9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Firebaugh Ornelas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formula="of:=12.5/16" office:value-type="float" office:value="0.78125" calcext:value-type="float">
            <text:p>0.7812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75/16" office:value-type="float" office:value="0.921875" calcext:value-type="float">
            <text:p>0.921875</text:p>
          </table:table-cell>
          <table:table-cell table:formula="of:=9.25/1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6/8" office:value-type="float" office:value="0.75" calcext:value-type="float">
            <text:p>0.75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75/16" office:value-type="float" office:value="0.671875" calcext:value-type="float">
            <text:p>0.671875</text:p>
          </table:table-cell>
          <table:table-cell table:formula="of:=9/10" office:value-type="float" office:value="0.9" calcext:value-type="float">
            <text:p>0.9</text:p>
          </table:table-cell>
          <table:table-cell table:formula="of:=0.75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6/8" office:value-type="float" office:value="0.75" calcext:value-type="float">
            <text:p>0.75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6/8" office:value-type="float" office:value="0.75" calcext:value-type="float">
            <text:p>0.75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25/16" office:value-type="float" office:value="0.703125" calcext:value-type="float">
            <text:p>0.70312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25/16" office:value-type="float" office:value="0.703125" calcext:value-type="float">
            <text:p>0.70312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T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09">00/00/0000</text:date>, <text:time style:data-style-name="N2" text:time-value="15:30:57.86834790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5-09T17:24:10.415946405</dc:date>
    <meta:editing-duration>P1DT22H9M59S</meta:editing-duration>
    <meta:editing-cycles>60</meta:editing-cycles>
    <meta:document-statistic meta:table-count="1" meta:cell-count="437" meta:object-count="0"/>
  </office:meta>
</office:document-meta>
</file>